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 style:list-style-name="WWNum1"/>
    <style:style style:name="P6" style:family="paragraph" style:parent-style-name="List_20_Paragraph" style:list-style-name="WWNum6"/>
    <style:style style:name="P7" style:family="paragraph" style:parent-style-name="List_20_Paragraph" style:list-style-name="WWNum7"/>
    <style:style style:name="P8" style:family="paragraph" style:parent-style-name="List_20_Paragraph" style:list-style-name="WWNum23"/>
    <style:style style:name="P9" style:family="paragraph" style:parent-style-name="List_20_Paragraph" style:list-style-name="WWNum22"/>
    <style:style style:name="P10" style:family="paragraph" style:parent-style-name="List_20_Paragraph" style:list-style-name="WWNum9"/>
    <style:style style:name="P11" style:family="paragraph" style:parent-style-name="List_20_Paragraph" style:list-style-name="WWNum10"/>
    <style:style style:name="P12" style:family="paragraph" style:parent-style-name="List_20_Paragraph" style:list-style-name="WWNum11"/>
    <style:style style:name="P13" style:family="paragraph" style:parent-style-name="List_20_Paragraph" style:list-style-name="WWNum12"/>
    <style:style style:name="P14" style:family="paragraph" style:parent-style-name="List_20_Paragraph" style:list-style-name="WWNum13"/>
    <style:style style:name="P15" style:family="paragraph" style:parent-style-name="List_20_Paragraph" style:list-style-name="WWNum14"/>
    <style:style style:name="P16" style:family="paragraph" style:parent-style-name="List_20_Paragraph" style:list-style-name="WWNum15"/>
    <style:style style:name="P17" style:family="paragraph" style:parent-style-name="List_20_Paragraph" style:list-style-name="WWNum16"/>
    <style:style style:name="P18" style:family="paragraph" style:parent-style-name="List_20_Paragraph" style:list-style-name="WWNum17"/>
    <style:style style:name="P19" style:family="paragraph" style:parent-style-name="List_20_Paragraph" style:list-style-name="WWNum18"/>
    <style:style style:name="P20" style:family="paragraph" style:parent-style-name="List_20_Paragraph" style:list-style-name="WWNum19"/>
    <style:style style:name="P21" style:family="paragraph" style:parent-style-name="List_20_Paragraph" style:list-style-name="WWNum20"/>
    <style:style style:name="P22" style:family="paragraph" style:parent-style-name="List_20_Paragraph">
      <style:paragraph-properties fo:margin-left="1.376cm" fo:margin-right="0cm" fo:text-indent="0cm" style:auto-text-indent="false"/>
    </style:style>
    <style:style style:name="P23" style:family="paragraph" style:parent-style-name="List_20_Paragraph">
      <style:paragraph-properties fo:margin-left="1.376cm" fo:margin-right="0cm" fo:text-indent="0cm" style:auto-text-indent="false"/>
      <style:text-properties fo:font-weight="bold" style:font-weight-asian="bold"/>
    </style:style>
    <style:style style:name="P24" style:family="paragraph" style:parent-style-name="List_20_Paragraph">
      <style:paragraph-properties fo:margin-left="1.376cm" fo:margin-right="0cm" fo:text-indent="0cm" style:auto-text-indent="false"/>
      <style:text-properties fo:background-color="#fff200"/>
    </style:style>
    <style:style style:name="P25" style:family="paragraph" style:parent-style-name="List_20_Paragraph">
      <style:paragraph-properties fo:margin-left="1.376cm" fo:margin-right="0cm" fo:text-indent="0.741cm" style:auto-text-indent="false"/>
    </style:style>
    <style:style style:name="P26" style:family="paragraph" style:parent-style-name="List_20_Paragraph">
      <style:paragraph-properties fo:margin-left="1.376cm" fo:margin-right="0cm" fo:text-indent="0.741cm" style:auto-text-indent="false"/>
      <style:text-properties fo:font-weight="bold" style:font-weight-asian="bold"/>
    </style:style>
    <style:style style:name="P27" style:family="paragraph" style:parent-style-name="List_20_Paragraph">
      <style:paragraph-properties fo:margin-left="2.856cm" fo:margin-right="0cm" fo:text-indent="0.741cm" style:auto-text-indent="false"/>
    </style:style>
    <style:style style:name="P28" style:family="paragraph" style:parent-style-name="List_20_Paragraph">
      <style:paragraph-properties fo:margin-left="0.633cm" fo:margin-right="0cm" fo:text-indent="0.744cm" style:auto-text-indent="false"/>
    </style:style>
    <style:style style:name="P29" style:family="paragraph" style:parent-style-name="List_20_Paragraph">
      <style:paragraph-properties fo:margin-left="0.633cm" fo:margin-right="0cm" fo:text-indent="0.744cm" style:auto-text-indent="false"/>
      <style:text-properties fo:font-weight="bold" style:font-weight-asian="bold"/>
    </style:style>
    <style:style style:name="P30" style:family="paragraph" style:parent-style-name="List_20_Paragraph">
      <style:paragraph-properties fo:margin-left="0.633cm" fo:margin-right="0cm" fo:text-indent="0cm" style:auto-text-indent="false"/>
    </style:style>
    <style:style style:name="P31" style:family="paragraph" style:parent-style-name="List_20_Paragraph">
      <style:paragraph-properties fo:margin-left="1.744cm" fo:margin-right="0cm" fo:text-indent="0cm" style:auto-text-indent="false"/>
    </style:style>
    <style:style style:name="P32" style:family="paragraph" style:parent-style-name="List_20_Paragraph">
      <style:paragraph-properties fo:margin-left="1.744cm" fo:margin-right="0cm" fo:text-indent="0.741cm" style:auto-text-indent="false"/>
    </style:style>
    <style:style style:name="P33" style:family="paragraph" style:parent-style-name="List_20_Paragraph">
      <style:paragraph-properties fo:margin-left="1.901cm" fo:margin-right="0cm" fo:text-indent="0.584cm" style:auto-text-indent="false"/>
    </style:style>
    <style:style style:name="P34" style:family="paragraph" style:parent-style-name="List_20_Paragraph">
      <style:paragraph-properties fo:margin-left="2.011cm" fo:margin-right="0cm" fo:text-indent="0cm" style:auto-text-indent="false"/>
    </style:style>
    <style:style style:name="P35" style:family="paragraph" style:parent-style-name="List_20_Paragraph">
      <style:paragraph-properties fo:margin-left="1.376cm" fo:margin-right="0cm" fo:text-indent="0.744cm" style:auto-text-indent="false"/>
    </style:style>
    <style:style style:name="P36" style:family="paragraph" style:parent-style-name="List_20_Paragraph">
      <style:paragraph-properties fo:margin-left="1.376cm" fo:margin-right="0cm" fo:text-indent="1.115cm" style:auto-text-indent="false"/>
    </style:style>
    <style:style style:name="P37" style:family="paragraph" style:parent-style-name="List_20_Paragraph">
      <style:paragraph-properties fo:margin-left="2.117cm" fo:margin-right="0cm" fo:text-indent="0.106cm" style:auto-text-indent="false"/>
    </style:style>
    <style:style style:name="P38" style:family="paragraph" style:parent-style-name="Standard">
      <style:text-properties fo:font-weight="bold" style:font-weight-asian="bold"/>
    </style:style>
    <style:style style:name="P39" style:family="paragraph" style:parent-style-name="Standard">
      <style:paragraph-properties fo:margin-left="0.741cm" fo:margin-right="0cm" fo:text-indent="0cm" style:auto-text-indent="false"/>
    </style:style>
    <style:style style:name="P40" style:family="paragraph" style:parent-style-name="Standard">
      <style:paragraph-properties fo:margin-left="0.741cm" fo:margin-right="0cm" fo:text-indent="0cm" style:auto-text-indent="false"/>
      <style:text-properties fo:font-weight="bold" style:font-weight-asian="bold"/>
    </style:style>
    <style:style style:name="P41" style:family="paragraph" style:parent-style-name="Standard" style:list-style-name="">
      <style:paragraph-properties fo:margin-top="0.494cm" fo:margin-bottom="0.494cm" loext:contextual-spacing="false" fo:text-align="start" style:justify-single-word="false" fo:orphans="2" fo:widows="2" fo:padding-left="0cm" fo:padding-right="0cm" fo:padding-top="0cm" fo:padding-bottom="0.141cm" fo:border-left="none" fo:border-right="none" fo:border-top="none" fo:border-bottom="0.74pt solid #eeeeee"/>
    </style:style>
    <style:style style:name="P42" style:family="paragraph" style:parent-style-name="Standard">
      <style:paragraph-properties fo:margin-left="0cm" fo:margin-right="0cm" fo:text-indent="0.741cm" style:auto-text-indent="false"/>
    </style:style>
    <style:style style:name="P43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0.741cm" style:auto-text-indent="false"/>
    </style:style>
    <style:style style:name="P44" style:family="paragraph" style:parent-style-name="Standard">
      <style:paragraph-properties fo:margin-left="0.37cm" fo:margin-right="0cm" fo:text-indent="0cm" style:auto-text-indent="false"/>
    </style:style>
    <style:style style:name="P45" style:family="paragraph" style:parent-style-name="Standard">
      <style:paragraph-properties fo:margin-left="0.741cm" fo:margin-right="0cm" fo:text-indent="0.741cm" style:auto-text-indent="false"/>
    </style:style>
    <style:style style:name="P46" style:family="paragraph" style:parent-style-name="Standard">
      <style:paragraph-properties fo:margin-left="1.482cm" fo:margin-right="0cm" fo:text-indent="0cm" style:auto-text-indent="false"/>
    </style:style>
    <style:style style:name="P47" style:family="paragraph" style:parent-style-name="Standard">
      <style:paragraph-properties fo:margin-left="1.482cm" fo:margin-right="0cm" fo:text-indent="0.741cm" style:auto-text-indent="false"/>
    </style:style>
    <style:style style:name="P48" style:family="paragraph" style:parent-style-name="Standard">
      <style:paragraph-properties fo:margin-left="1.482cm" fo:margin-right="0cm" fo:text-indent="0.741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1.852cm" fo:margin-right="0cm" fo:text-indent="0.741cm" style:auto-text-indent="false"/>
    </style:style>
    <style:style style:name="P50" style:family="paragraph" style:parent-style-name="Standard">
      <style:paragraph-properties fo:margin-left="2.963cm" fo:margin-right="0cm" fo:text-indent="0cm" style:auto-text-indent="false"/>
    </style:style>
    <style:style style:name="P51" style:family="paragraph" style:parent-style-name="Standard">
      <style:paragraph-properties fo:margin-left="2.115cm" fo:margin-right="0cm" fo:text-indent="0.741cm" style:auto-text-indent="false"/>
    </style:style>
    <style:style style:name="P52" style:family="paragraph" style:parent-style-name="Standard">
      <style:paragraph-properties fo:margin-left="0.635cm" fo:margin-right="0cm" fo:text-indent="0.744cm" style:auto-text-indent="false"/>
    </style:style>
    <style:style style:name="P53" style:family="paragraph" style:parent-style-name="Standard">
      <style:paragraph-properties fo:margin-left="2.223cm" fo:margin-right="0cm" fo:text-indent="0cm" style:auto-text-indent="false"/>
    </style:style>
    <style:style style:name="P54" style:family="paragraph" style:parent-style-name="Standard">
      <style:paragraph-properties fo:margin-left="2.223cm" fo:margin-right="0cm" fo:text-indent="0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376cm" fo:margin-right="0cm" fo:text-indent="0cm" style:auto-text-indent="false"/>
    </style:style>
    <style:style style:name="P56" style:family="paragraph" style:parent-style-name="Standard">
      <style:paragraph-properties fo:margin-left="2.115cm" fo:margin-right="0cm" fo:text-indent="0cm" style:auto-text-indent="false"/>
    </style:style>
    <style:style style:name="P57" style:family="paragraph" style:parent-style-name="Standard">
      <style:paragraph-properties fo:margin-left="0cm" fo:margin-right="0cm" fo:text-indent="2.231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200" loext:char-shading-value="0" style:font-weight-asian="bold"/>
    </style:style>
    <style:style style:name="T3" style:family="text">
      <style:text-properties fo:font-weight="bold" fo:background-color="#fff200" loext:char-shading-value="0" style:font-weight-asian="bold"/>
    </style:style>
    <style:style style:name="T4" style:family="text">
      <style:text-properties fo:font-weight="bold" fo:background-color="transparent" loext:char-shading-value="0" style:font-weight-asian="bold"/>
    </style:style>
    <style:style style:name="T5" style:family="text">
      <style:text-properties fo:color="#333333" style:font-name="Helvetica" fo:font-size="21pt" fo:font-weight="bold" style:letter-kerning="false" style:font-name-asian="宋体1" style:font-size-asian="21pt" style:font-weight-asian="bold" style:font-name-complex="Helvetica1" style:font-size-complex="21pt" style:font-weight-complex="bold"/>
    </style:style>
    <style:style style:name="T6" style:family="text">
      <style:text-properties fo:color="#333333" style:font-name="Helvetica" fo:font-weight="bold" fo:background-color="#ffffff" loext:char-shading-value="0" style:font-weight-asian="bold" style:font-name-complex="Helvetica1"/>
    </style:style>
    <style:style style:name="T7" style:family="text">
      <style:text-properties fo:color="#333333" style:font-name="Helvetica" fo:font-size="12pt" fo:font-weight="bold" style:letter-kerning="false" style:font-name-asian="宋体1" style:font-size-asian="12pt" style:font-weight-asian="bold" style:font-name-complex="Helvetica1" style:font-size-complex="12pt"/>
    </style:style>
    <style:style style:name="T8" style:family="text">
      <style:text-properties fo:color="#333333" style:font-name="Helvetica" fo:font-size="10pt" fo:font-weight="bold" fo:background-color="#ffffff" loext:char-shading-value="0" style:font-size-asian="10pt" style:font-weight-asian="bold" style:font-name-complex="Helvetica1" style:font-size-complex="10pt"/>
    </style:style>
    <style:style style:name="T9" style:family="text">
      <style:text-properties fo:color="#333333" style:font-name="Arial" fo:font-weight="bold" fo:background-color="#ffffff" loext:char-shading-value="0" style:font-weight-asian="bold" style:font-name-complex="Arial1" style:font-size-complex="10.5pt"/>
    </style:style>
    <style:style style:name="T10" style:family="text">
      <style:text-properties fo:color="#000000" style:font-name="Verdana" fo:font-weight="bold" fo:background-color="#ffffff" loext:char-shading-value="0" style:font-weight-asian="bold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color="#1f0909" style:font-name="Times New Roman" fo:font-size="15.5pt" style:font-size-asian="15.5pt" style:font-name-complex="Times New Roman1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模块 Module</text:h>
      <text:h text:style-name="Heading_20_2" text:outline-level="2">定义</text:h>
      <text:p text:style-name="P39"><text:span text:style-name="T1">包含一系列数据、函数、类的文件，通常以.py结尾。</text:span></text:p>
      <text:h text:style-name="Heading_20_2" text:outline-level="2">作用</text:h>
      <text:p text:style-name="P39"><text:span text:style-name="T1">让一些相关的数据，函数，类有逻辑的组织在一起，使逻辑结构更加清晰。</text:span></text:p>
      <text:p text:style-name="P39"><text:span text:style-name="T1">有利于多人合作开发。</text:span></text:p>
      <text:h text:style-name="Heading_20_2" text:outline-level="2">导入</text:h>
      <text:h text:style-name="Heading_20_3" text:outline-level="3">import </text:h>
      <text:list xml:id="list1339378081" text:style-name="WWNum2">
        <text:list-item>
          <text:p text:style-name="P2"><text:span text:style-name="T1">语法： </text:span></text:p>
        </text:list-item>
      </text:list>
      <text:p text:style-name="P22"><text:span text:style-name="T1">import 模块名</text:span></text:p>
      <text:p text:style-name="P22"><text:span text:style-name="T1">import 模块名 as 别名</text:span></text:p>
      <text:list xml:id="list82405845896115" text:continue-numbering="true" text:style-name="WWNum2">
        <text:list-item>
          <text:p text:style-name="P2"><text:span text:style-name="T1">作用：将某模块整体导入到当前模块中</text:span></text:p>
        </text:list-item>
        <text:list-item>
          <text:p text:style-name="P2"><text:span text:style-name="T1">使用：模块名.成员</text:span></text:p>
        </text:list-item>
      </text:list>
      <text:h text:style-name="Heading_20_3" text:outline-level="3">from import </text:h>
      <text:list xml:id="list3286023679" text:style-name="WWNum3">
        <text:list-item>
          <text:p text:style-name="P3"><text:span text:style-name="T1">语法：</text:span></text:p>
        </text:list-item>
      </text:list>
      <text:p text:style-name="P22"><text:span text:style-name="T1">from 模块名 import 成员名[ as 别名1]</text:span></text:p>
      <text:p text:style-name="P22"><text:span text:style-name="T1">作用：将模块内的一个或多个成员导入到当前模块的作用域中。</text:span></text:p>
      <text:h text:style-name="Heading_20_3" text:outline-level="3">from import * </text:h>
      <text:list xml:id="list199486340" text:style-name="WWNum4">
        <text:list-item>
          <text:p text:style-name="P4"><text:span text:style-name="T1">语法：from 模块名 import *</text:span></text:p>
        </text:list-item>
        <text:list-item>
          <text:p text:style-name="P4"><text:span text:style-name="T1">作用：将某模块的所有成员导入到当前模块。</text:span></text:p>
        </text:list-item>
        <text:list-item>
          <text:p text:style-name="P4"><text:span text:style-name="T1">模块中以下划线(_)开头的属性，不会被导入，通常称这些成员为隐藏成员。</text:span></text:p>
        </text:list-item>
      </text:list>
      <text:h text:style-name="P41" text:outline-level="2"><text:soft-page-break/><text:span text:style-name="T5">模块变量</text:span></text:h>
      <text:p text:style-name="P42"><text:span text:style-name="T1">__all__变量：定义可导出成员，仅对from xx import *语句有效。</text:span></text:p>
      <text:p text:style-name="P42"><text:span text:style-name="T1">__doc__变量：文档字符串。</text:span></text:p>
      <text:p text:style-name="P42"><text:span text:style-name="T1">__file__变量：模块对应的文件路径名。</text:span></text:p>
      <text:p text:style-name="P42"><text:span text:style-name="T1">__name__变量：模块自身名字，可以判断是否为主模块。</text:span></text:p>
      <text:p text:style-name="P42"><text:span text:style-name="T1">当此模块作为主模块(第一个运行的模块)运行时，__name__绑定'__main__'，不是主模块，而是被其它模块导入时,存储模块名。</text:span></text:p>
      <text:h text:style-name="Heading_20_2" text:outline-level="2">加载过程</text:h>
      <text:p text:style-name="P39"><text:span text:style-name="T1">在模块导入时，模块的所有语句会执行。</text:span></text:p>
      <text:p text:style-name="P39"><text:span text:style-name="T1">如果一个模块已经导入，则再次导入时不会重新执行模块内的语句。</text:span></text:p>
      <text:h text:style-name="Heading_20_2" text:outline-level="2">分类</text:h>
      <text:list xml:id="list1328029175" text:style-name="WWNum1">
        <text:list-item>
          <text:p text:style-name="P5"><text:span text:style-name="T1">内置模块(builtins)，在解析器的内部可以直接使用。</text:span></text:p>
        </text:list-item>
        <text:list-item>
          <text:p text:style-name="P5"><text:span text:style-name="T1">标准库模块，安装Python时已安装且可直接使用。</text:span></text:p>
        </text:list-item>
        <text:list-item>
          <text:p text:style-name="P5"><text:span text:style-name="T1">第三方模块（通常为开源），需要自己安装。</text:span></text:p>
        </text:list-item>
        <text:list-item>
          <text:p text:style-name="P5"><text:span text:style-name="T1">用户自己编写的模块（可以作为其他人的第三方模块）</text:span></text:p>
        </text:list-item>
      </text:list>
      <text:h text:style-name="Heading_20_2" text:outline-level="2">搜索顺序</text:h>
      <text:p text:style-name="P39"><text:span text:style-name="T1">搜索内建模块(builtins)</text:span></text:p>
      <text:p text:style-name="P39"><text:span text:style-name="T1">sys.path 提供的路径，通常第一个是</text:span><text:span text:style-name="T6">程序运行时的路径。</text:span></text:p>
      <text:h text:style-name="Heading_20_1" text:outline-level="1">包package</text:h>
      <text:h text:style-name="Heading_20_2" text:outline-level="2">定义</text:h>
      <text:p text:style-name="P43"><text:span text:style-name="T7">将模块以文件夹的形式进行分组管理。</text:span></text:p>
      <text:h text:style-name="Heading_20_2" text:outline-level="2">作用</text:h>
      <text:p text:style-name="P39"><text:soft-page-break/><text:span text:style-name="T1">让一些相关的模块组织在一起，使逻辑结构更加清晰。</text:span></text:p>
      <text:h text:style-name="Heading_20_2" text:outline-level="2">导入</text:h>
      <text:p text:style-name="P39"><text:span text:style-name="T1">from 包名 import 模块名 [as 模块新名]</text:span></text:p>
      <text:p text:style-name="P39"><text:span text:style-name="T1">from 包名.子包名 import 模块名 [as 模块新名]</text:span></text:p>
      <text:p text:style-name="P39"><text:span text:style-name="T1">from 包名.子包名.模块名 import 成员名 [as 属性新名]</text:span></text:p>
      <text:p text:style-name="P40"/>
      <text:p text:style-name="P39"><text:span text:style-name="T1"># 导入包内的所有子包和模块</text:span></text:p>
      <text:p text:style-name="P39"><text:span text:style-name="T1">from 包名 import *</text:span></text:p>
      <text:p text:style-name="P39"><text:span text:style-name="T1">from 包名.模块名 import *</text:span></text:p>
      <text:h text:style-name="Heading_20_2" text:outline-level="2">搜索顺序</text:h>
      <text:p text:style-name="P39"><text:span text:style-name="T1">sys.path 提供的路径</text:span></text:p>
      <text:p text:style-name="P39"><text:span text:style-name="T1">from ….</text:span></text:p>
      <text:h text:style-name="Heading_20_2" text:outline-level="2">__init__.py 文件</text:h>
      <text:p text:style-name="P44"><text:span text:style-name="T1">是包内必须存在的文件</text:span></text:p>
      <text:p text:style-name="P44"><text:span text:style-name="T1">会在包加载时被自动调用</text:span></text:p>
      <text:h text:style-name="Heading_20_3" text:outline-level="3">__all__</text:h>
      <text:p text:style-name="P42"><text:span text:style-name="T1">记录from 包 import * 语句需要导入的模块</text:span></text:p>
      <text:p text:style-name="Standard"><text:span text:style-name="T1">案例：</text:span></text:p>
      <text:p text:style-name="P39"><text:span text:style-name="T1">my_ project / </text:span></text:p>
      <text:p text:style-name="P45"><text:span text:style-name="T1">main.py <text:s text:c="7"/></text:span></text:p>
      <text:p text:style-name="P45"><text:span text:style-name="T1">common/</text:span></text:p>
      <text:p text:style-name="P45"><text:span text:style-name="T1"><text:s text:c="4"/>__init__.py</text:span></text:p>
      <text:p text:style-name="P45"><text:span text:style-name="T1"><text:tab/>double_list_helper.py</text:span></text:p>
      <text:p text:style-name="P45"><text:span text:style-name="T1"><text:tab/>list_helper.py</text:span></text:p>
      <text:p text:style-name="P39"><text:span text:style-name="T1"><text:s text:c="4"/>skill_system/</text:span></text:p>
      <text:p text:style-name="P39"><text:span text:style-name="T1"><text:s text:c="8"/>__init__.py</text:span></text:p>
      <text:p text:style-name="P39"><text:span text:style-name="T1"><text:tab/><text:tab/>skill_data.py</text:span></text:p>
      <text:p text:style-name="P39"><text:span text:style-name="T1"><text:s text:c="8"/>skill_deployer.py</text:span></text:p>
      <text:p text:style-name="P39"><text:span text:style-name="T1"><text:tab/><text:tab/>skill_manager.py</text:span></text:p>
      <text:h text:style-name="Heading_20_1" text:outline-level="1"><text:soft-page-break/>异常处理Error</text:h>
      <text:h text:style-name="Heading_20_2" text:outline-level="2">异常</text:h>
      <text:list xml:id="list1910254678" text:style-name="WWNum6">
        <text:list-item>
          <text:p text:style-name="P6"><text:span text:style-name="T8">定义：运行时检测到的错误。</text:span></text:p>
        </text:list-item>
        <text:list-item>
          <text:p text:style-name="P6"><text:span text:style-name="T8">现象：当异常发生时，程序不会再向下执行，而转到函数的调用语句。</text:span></text:p>
        </text:list-item>
        <text:list-item>
          <text:p text:style-name="P6"><text:span text:style-name="T8">常见异常类型：</text:span></text:p>
        </text:list-item>
      </text:list>
      <text:p text:style-name="P22"><text:span text:style-name="T1">-- 名称异常(NameError)：变量未定义。</text:span></text:p>
      <text:p text:style-name="P22"><text:span text:style-name="T1">-- 类型异常(TypeError)：不同类型数据进行运算。</text:span></text:p>
      <text:p text:style-name="P46"><text:span text:style-name="T1">-- 索引异常(IndexError)：超出索引范围。</text:span></text:p>
      <text:p text:style-name="P46"><text:span text:style-name="T1">-- 属性异常(AttributeError)：对象没有对应名称的属性。</text:span></text:p>
      <text:p text:style-name="P22"><text:span text:style-name="T1">-- 键异常(KeyError)：没有对应名称的键。</text:span></text:p>
      <text:p text:style-name="P22"><text:span text:style-name="T1">-- 为实现异常(NotImplementedError)：尚未实现的方法。</text:span></text:p>
      <text:p text:style-name="P22"><text:span text:style-name="T1">-- 异常基类Exception。</text:span></text:p>
      <text:h text:style-name="Heading_20_2" text:outline-level="2">处理</text:h>
      <text:list xml:id="list2701379395" text:style-name="WWNum7">
        <text:list-item>
          <text:p text:style-name="P7"><text:span text:style-name="T1">语法：</text:span></text:p>
        </text:list-item>
      </text:list>
      <text:p text:style-name="P46"><text:span text:style-name="T1">try:</text:span></text:p>
      <text:p text:style-name="P46"><text:span text:style-name="T1"><text:s text:c="4"/>可能触发异常的语句</text:span></text:p>
      <text:p text:style-name="P46"><text:span text:style-name="T1">except 错误类型1 [as 变量1]：</text:span></text:p>
      <text:p text:style-name="P46"><text:span text:style-name="T1"><text:s text:c="4"/>处理语句1</text:span></text:p>
      <text:p text:style-name="P46"><text:span text:style-name="T1">except 错误类型2 [as 变量2]：</text:span></text:p>
      <text:p text:style-name="P46"><text:span text:style-name="T1"><text:s text:c="4"/>处理语句2</text:span></text:p>
      <text:p text:style-name="P46"><text:span text:style-name="T1">except Exception <text:s/>[as 变量3]：</text:span></text:p>
      <text:p text:style-name="P46"><text:span text:style-name="T1"><text:s text:c="4"/>不是以上错误类型的处理语句</text:span></text:p>
      <text:p text:style-name="P46"><text:span text:style-name="T1">else:</text:span></text:p>
      <text:p text:style-name="P46"><text:span text:style-name="T1"><text:s text:c="4"/>未发生异常的语句</text:span></text:p>
      <text:p text:style-name="P46"><text:span text:style-name="T1">finally:</text:span></text:p>
      <text:p text:style-name="P47"><text:span text:style-name="T1">无论是否发生异常的语句</text:span></text:p>
      <text:p text:style-name="P48"/>
      <text:list xml:id="list82404944781984" text:continue-numbering="true" text:style-name="WWNum7">
        <text:list-item>
          <text:p text:style-name="P7"><text:span text:style-name="T1">作用：将程序由异常状态转为正常流程。</text:span></text:p>
        </text:list-item>
        <text:list-item>
          <text:p text:style-name="P7"><text:span text:style-name="T1">说明：</text:span></text:p>
        </text:list-item>
      </text:list>
      <text:p text:style-name="P46"><text:span text:style-name="T1">as 子句是用于绑定错误对象的变量，可以省略</text:span></text:p>
      <text:p text:style-name="P46"><text:span text:style-name="T1">except子句可以有一个或多个，用来捕获某种类型的错误。</text:span></text:p>
      <text:p text:style-name="P46"><text:span text:style-name="T1">else子句最多只能有一个。</text:span></text:p>
      <text:p text:style-name="P46"><text:span text:style-name="T1">finally子句最多只能有一个，如果没有except子句，必须存在。</text:span></text:p>
      <text:p text:style-name="P46"><text:soft-page-break/><text:span text:style-name="T1">如果异常没有被捕获到，会向上层(调用处)继续传递，直到程序终止运行。</text:span></text:p>
      <text:h text:style-name="Heading_20_2" text:outline-level="2">raise 语句</text:h>
      <text:list xml:id="list1817825969" text:style-name="WWNum23">
        <text:list-item>
          <text:p text:style-name="P8"><text:span text:style-name="T1">作用：抛出一个错误，让程序进入异常状态。</text:span></text:p>
        </text:list-item>
        <text:list-item>
          <text:p text:style-name="P8"><text:span text:style-name="T1">目的：在程序调用层数较深时，向主调函数传递错误信息要层层return 比较麻烦，所以人为抛出异常，可以直接传递错误信息。。</text:span></text:p>
        </text:list-item>
      </text:list>
      <text:h text:style-name="Heading_20_2" text:outline-level="2">自定义异常</text:h>
      <text:list xml:id="list64812646" text:style-name="WWNum22">
        <text:list-item>
          <text:p text:style-name="P9"><text:span text:style-name="T1">定义：<text:tab/></text:span></text:p>
        </text:list-item>
      </text:list>
      <text:p text:style-name="P46"><text:span text:style-name="T1">class 类名Error(Exception):</text:span></text:p>
      <text:p text:style-name="P46"><text:span text:style-name="T1"><text:tab/><text:tab/>def __init__(self,参数):</text:span></text:p>
      <text:p text:style-name="P46"><text:span text:style-name="T1"><text:tab/><text:tab/><text:tab/>super().__init__(参数)</text:span></text:p>
      <text:p text:style-name="P46"><text:span text:style-name="T1"><text:tab/><text:tab/><text:tab/>self.数据 = 参数</text:span></text:p>
      <text:list xml:id="list82405353018713" text:continue-numbering="true" text:style-name="WWNum22">
        <text:list-item>
          <text:p text:style-name="P9"><text:span text:style-name="T1">调用：</text:span></text:p>
        </text:list-item>
      </text:list>
      <text:p text:style-name="P22"><text:span text:style-name="T1">try:</text:span></text:p>
      <text:p text:style-name="P25"><text:span text:style-name="T1">….</text:span></text:p>
      <text:p text:style-name="P25"><text:span text:style-name="T1">raise 自定义异常类名(参数)</text:span></text:p>
      <text:p text:style-name="P25"><text:span text:style-name="T1">….</text:span></text:p>
      <text:p text:style-name="Standard"><text:span text:style-name="T1"><text:tab/><text:tab/>except 定义异常类 as 变量名:</text:span></text:p>
      <text:p text:style-name="Standard"><text:span text:style-name="T1"><text:tab/><text:tab/><text:tab/>变量名.数据</text:span></text:p>
      <text:list xml:id="list82406556228851" text:continue-numbering="true" text:style-name="WWNum22">
        <text:list-item>
          <text:p text:style-name="P9"><text:span text:style-name="T1">作用：封装错误信息</text:span></text:p>
        </text:list-item>
      </text:list>
      <text:h text:style-name="Heading_20_1" text:outline-level="1">迭代</text:h>
      <text:p text:style-name="Standard"><text:span text:style-name="T1"><text:tab/></text:span><text:span text:style-name="T9">每一次对过程的重复称为一次“迭代”，而每一次迭代得到的结果会作为下一次迭代的初始值。例如：循环获取容器中的元素。</text:span></text:p>
      <text:h text:style-name="Heading_20_2" text:outline-level="2">可迭代对象iterable </text:h>
      <text:list xml:id="list2746533102" text:style-name="WWNum9">
        <text:list-item>
          <text:p text:style-name="P10"><text:span text:style-name="T1">定义：具有__iter__函数的对象，可以返回迭代器对象。</text:span></text:p>
        </text:list-item>
        <text:list-item>
          <text:p text:style-name="P10"><text:span text:style-name="T1">语法</text:span></text:p>
        </text:list-item>
      </text:list>
      <text:p text:style-name="P22"><text:span text:style-name="T1">-- 创建：</text:span></text:p>
      <text:p text:style-name="P49"><text:span text:style-name="T1">class 可迭代对象名称:</text:span></text:p>
      <text:p text:style-name="P50"><text:span text:style-name="T1">  def __iter__(self):</text:span></text:p>
      <text:p text:style-name="P50"><text:span text:style-name="T1">      return 迭代器</text:span></text:p>
      <text:p text:style-name="P22"><text:span text:style-name="T1">-- 使用：</text:span></text:p>
      <text:p text:style-name="P51"><text:soft-page-break/><text:span text:style-name="T1">for 变量名 in 可迭代对象:</text:span></text:p>
      <text:p text:style-name="P27"><text:span text:style-name="T1">语句</text:span></text:p>
      <text:list xml:id="list82406506630375" text:continue-numbering="true" text:style-name="WWNum9">
        <text:list-item>
          <text:p text:style-name="P10"><text:span text:style-name="T1">原理：</text:span></text:p>
        </text:list-item>
      </text:list>
      <text:p text:style-name="P52"><text:span text:style-name="T1">迭代器 = 可迭代对象.__iter__()</text:span></text:p>
      <text:p text:style-name="P28"><text:span text:style-name="T1">while True:</text:span></text:p>
      <text:p text:style-name="P28"><text:span text:style-name="T1"><text:s text:c="4"/>try: </text:span></text:p>
      <text:p text:style-name="P28"><text:span text:style-name="T1"><text:s text:c="8"/>print(迭代器.__next__())</text:span></text:p>
      <text:p text:style-name="P28"><text:span text:style-name="T1"><text:s text:c="4"/>except StopIteration:</text:span></text:p>
      <text:p text:style-name="P30"><text:span text:style-name="T1"><text:s text:c="8"/><text:tab/><text:tab/>break</text:span></text:p>
      <text:h text:style-name="Heading_20_2" text:outline-level="2">迭代器对象iterator</text:h>
      <text:list xml:id="list3590595471" text:style-name="WWNum10">
        <text:list-item>
          <text:p text:style-name="P11"><text:span text:style-name="T1">定义：可以被next()函数调用并返回下一个值的对象。</text:span></text:p>
        </text:list-item>
        <text:list-item>
          <text:p text:style-name="P11"><text:span text:style-name="T1">语法</text:span></text:p>
        </text:list-item>
      </text:list>
      <text:p text:style-name="P28"><text:span text:style-name="T1">class 迭代器类名:</text:span></text:p>
      <text:p text:style-name="P28"><text:span text:style-name="T1"><text:s text:c="4"/>def __init__(self, 聚合对象):</text:span></text:p>
      <text:p text:style-name="P28"><text:span text:style-name="T1"><text:s text:c="8"/>self.聚合对象= 聚合对象 </text:span></text:p>
      <text:p text:style-name="P29"/>
      <text:p text:style-name="P28"><text:span text:style-name="T1"><text:s text:c="4"/>def __next__(self): </text:span></text:p>
      <text:p text:style-name="P28"><text:span text:style-name="T1"><text:s text:c="8"/>if 没有元素:</text:span></text:p>
      <text:p text:style-name="P28"><text:span text:style-name="T1"><text:s text:c="12"/>raise StopIteration</text:span></text:p>
      <text:p text:style-name="P30"><text:span text:style-name="T1"><text:s text:c="12"/>return 聚合对象元素</text:span></text:p>
      <text:list xml:id="list82406538270555" text:continue-numbering="true" text:style-name="WWNum10">
        <text:list-item>
          <text:p text:style-name="P11"><text:span text:style-name="T1">说明：</text:span></text:p>
        </text:list-item>
      </text:list>
      <text:p text:style-name="P22"><text:span text:style-name="T1">-- 聚合对象通常是容器对象。</text:span></text:p>
      <text:p text:style-name="Standard"><text:span text:style-name="T1"><text:tab/>4. 作用：使用者只需通过一种方式，便可简洁明了的获取聚合对象中各个元素，而又无需了解其内部结构。</text:span></text:p>
      <text:h text:style-name="Heading_20_1" text:outline-level="1">生成器generator</text:h>
      <text:list xml:id="list1677065262" text:style-name="WWNum11">
        <text:list-item>
          <text:p text:style-name="P12"><text:span text:style-name="T1">定义：能够动态(</text:span><text:span text:style-name="T10">循环一次计算一次返回一次</text:span><text:span text:style-name="T1">)提供数据的可迭代对象。</text:span></text:p>
        </text:list-item>
        <text:list-item>
          <text:p text:style-name="P12"><text:span text:style-name="T1">作用：在循环过程中，按照某种算法推算数据，不必创建容器存储完整的结果，从而节省内存空间。数据量越大，优势越明显。</text:span></text:p>
        </text:list-item>
        <text:list-item>
          <text:p text:style-name="P12"><text:span text:style-name="T1">以上作用也称之为延迟操作或惰性操作，通俗的讲就是在需要的时候才计算结果，而不是一次构建出所有结果。</text:span></text:p>
        </text:list-item>
      </text:list>
      <text:h text:style-name="Heading_20_2" text:outline-level="2"><text:soft-page-break/>生成器函数</text:h>
      <text:list xml:id="list3725627429" text:style-name="WWNum12">
        <text:list-item>
          <text:p text:style-name="P13"><text:span text:style-name="T1">定义：含有yield语句的函数，返回值为生成器对象。</text:span></text:p>
        </text:list-item>
        <text:list-item>
          <text:p text:style-name="P13"><text:span text:style-name="T1">语法</text:span></text:p>
        </text:list-item>
      </text:list>
      <text:p text:style-name="P22"><text:span text:style-name="T1">-- 创建：</text:span></text:p>
      <text:p text:style-name="P31"><text:span text:style-name="T1">def 函数名():</text:span></text:p>
      <text:p text:style-name="P32"><text:span text:style-name="T1">…</text:span></text:p>
      <text:p text:style-name="P32"><text:span text:style-name="T1">yield 数据</text:span></text:p>
      <text:p text:style-name="P33"><text:span text:style-name="T1">…</text:span></text:p>
      <text:p text:style-name="P22"><text:span text:style-name="T1"><text:tab/>-- 调用：</text:span></text:p>
      <text:p text:style-name="P22"><text:span text:style-name="T1"><text:tab/> for 变量名 in 函数名():</text:span></text:p>
      <text:p text:style-name="P22"><text:span text:style-name="T1"><text:tab/><text:tab/> <text:s/>语句</text:span></text:p>
      <text:list xml:id="list82405475536077" text:continue-numbering="true" text:style-name="WWNum12">
        <text:list-item>
          <text:p text:style-name="P13"><text:span text:style-name="T1">说明：</text:span></text:p>
        </text:list-item>
      </text:list>
      <text:p text:style-name="P22"><text:span text:style-name="T1">-- 调用生成器函数将返回一个生成器对象，不执行函数体。</text:span></text:p>
      <text:p text:style-name="P22"><text:span text:style-name="T1">-- <text:s/>yield翻译为”产生”或”生成”</text:span></text:p>
      <text:list xml:id="list82406473574074" text:continue-numbering="true" text:style-name="WWNum12">
        <text:list-item>
          <text:p text:style-name="P13"><text:span text:style-name="T1">执行过程：</text:span></text:p>
        </text:list-item>
      </text:list>
      <text:list xml:id="list3624224482" text:style-name="WWNum13">
        <text:list-item>
          <text:p text:style-name="P14"><text:span text:style-name="T1">调用生成器函数会自动创建迭代器对象。</text:span></text:p>
        </text:list-item>
        <text:list-item>
          <text:p text:style-name="P14"><text:span text:style-name="T1">调用迭代器对象的__next__()方法时才执行生成器函数。</text:span></text:p>
        </text:list-item>
        <text:list-item>
          <text:p text:style-name="P14"><text:span text:style-name="T1">每次执行到yield语句时返回数据，暂时离开。</text:span></text:p>
        </text:list-item>
        <text:list-item>
          <text:p text:style-name="P14"><text:span text:style-name="T1">待下次调用__next__()方法时继续从离开处继续执行。</text:span></text:p>
        </text:list-item>
      </text:list>
      <text:list xml:id="list82406236739212" text:continue-list="list82406473574074" text:style-name="WWNum12">
        <text:list-item>
          <text:p text:style-name="P13"><text:span text:style-name="T1">原理：生成迭代器对象的大致规则如下</text:span></text:p>
        </text:list-item>
      </text:list>
      <text:p text:style-name="P34"><text:span text:style-name="T1">-- 将yield关键字以前的代码放在next方法中。</text:span></text:p>
      <text:p text:style-name="P34"><text:span text:style-name="T1">-- 将yield关键字后面的数据作为next方法的返回值。</text:span></text:p>
      <text:h text:style-name="Heading_20_2" text:outline-level="2">内置生成器</text:h>
      <text:h text:style-name="Heading_20_3" text:outline-level="3">枚举函数enumerate</text:h>
      <text:list xml:id="list3726190355" text:style-name="WWNum14">
        <text:list-item>
          <text:p text:style-name="P15"><text:span text:style-name="T1">语法：</text:span></text:p>
        </text:list-item>
      </text:list>
      <text:p text:style-name="P53"><text:span text:style-name="T1">for 变量 in enumerate(可迭代对象):</text:span></text:p>
      <text:p text:style-name="P53"><text:span text:style-name="T1"><text:s text:c="5"/>语句</text:span></text:p>
      <text:p text:style-name="P54"/>
      <text:p text:style-name="P53"><text:span text:style-name="T1">for 索引, 元素in enumerate(可迭代对象):</text:span></text:p>
      <text:p text:style-name="P53"><text:span text:style-name="T1"><text:s text:c="4"/>语句</text:span></text:p>
      <text:list xml:id="list82406885876252" text:continue-numbering="true" text:style-name="WWNum14">
        <text:list-item>
          <text:p text:style-name="P15"><text:span text:style-name="T1">作用：遍历可迭代对象时，可以将索引与元素组合为一个元组。</text:span></text:p>
        </text:list-item>
      </text:list>
      <text:h text:style-name="Heading_20_3" text:outline-level="3"><text:soft-page-break/>zip</text:h>
      <text:list xml:id="list1684344524" text:style-name="WWNum15">
        <text:list-item>
          <text:p text:style-name="P16"><text:span text:style-name="T1">语法：</text:span></text:p>
        </text:list-item>
      </text:list>
      <text:p text:style-name="P35"><text:span text:style-name="T1">for item in zip(可迭代对象1, 可迭代对象2….):</text:span></text:p>
      <text:p text:style-name="P22"><text:span text:style-name="T1"><text:s text:c="4"/><text:tab/><text:tab/>语句</text:span></text:p>
      <text:list xml:id="list82406174220514" text:continue-numbering="true" text:style-name="WWNum15">
        <text:list-item>
          <text:p text:style-name="P16"><text:span text:style-name="T1">作用：将多个可迭代对象中对应的元素组合成一个个元组，生成的元组个数由最小的可迭代对象决定。</text:span></text:p>
        </text:list-item>
      </text:list>
      <text:h text:style-name="Heading_20_2" text:outline-level="2">生成器表达式</text:h>
      <text:list xml:id="list82205362" text:style-name="WWNum16">
        <text:list-item>
          <text:p text:style-name="P17"><text:span text:style-name="T1">定义：用推导式形式创建生成器对象。</text:span></text:p>
        </text:list-item>
        <text:list-item>
          <text:p text:style-name="P17"><text:span text:style-name="T1">语法：变量 = ( 表达式 for 变量 in 可迭代对象 [if 真值表达式] )</text:span></text:p>
        </text:list-item>
      </text:list>
      <text:h text:style-name="Heading_20_1" text:outline-level="1">函数式编程</text:h>
      <text:p text:style-name="P42"><text:span text:style-name="T1">1. 定义：用一系列函数解决问题。</text:span></text:p>
      <text:p text:style-name="P22"><text:span text:style-name="T1">-- 函数可以赋值给变量，赋值后变量绑定函数。</text:span></text:p>
      <text:p text:style-name="P22"><text:span text:style-name="T1">-- 允许将函数作为参数传入另一个函数。</text:span></text:p>
      <text:p text:style-name="P22"><text:span text:style-name="T1">-- 允许函数返回一个函数。</text:span></text:p>
      <text:p text:style-name="Standard"><text:span text:style-name="T1"><text:tab/>2. 高阶函数：将函数作为参数或返回值的函数。</text:span></text:p>
      <text:h text:style-name="Heading_20_2" text:outline-level="2">函数作为参数</text:h>
      <text:p text:style-name="P22"><text:span text:style-name="T1">将核心逻辑传入方法体，使该方法的适用性更广，体现了面向对象的开闭原则。</text:span></text:p>
      <text:h text:style-name="Heading_20_3" text:outline-level="3">lambda 表达式</text:h>
      <text:list xml:id="list2704247682" text:style-name="WWNum17">
        <text:list-item>
          <text:p text:style-name="P18"><text:span text:style-name="T1">定义：是一种匿名方法。</text:span></text:p>
        </text:list-item>
        <text:list-item>
          <text:p text:style-name="P18"><text:span text:style-name="T1">作用：作为参数传递时语法简洁，优雅，代码可读性强。</text:span></text:p>
        </text:list-item>
      </text:list>
      <text:p text:style-name="P36"><text:span text:style-name="T1">随时创建和销毁，减少程序耦合度。</text:span></text:p>
      <text:list xml:id="list82405447124495" text:continue-numbering="true" text:style-name="WWNum17">
        <text:list-item>
          <text:p text:style-name="P18"><text:span text:style-name="T1">语法</text:span></text:p>
        </text:list-item>
      </text:list>
      <text:p text:style-name="P22"><text:span text:style-name="T1">-- 定义：</text:span></text:p>
      <text:p text:style-name="P37"><text:span text:style-name="T1">变量 = lambda 形参: 方法体</text:span></text:p>
      <text:p text:style-name="Standard"><text:span text:style-name="T1"><text:tab/> <text:s text:c="2"/>-- 调用：</text:span></text:p>
      <text:p text:style-name="Standard"><text:span text:style-name="T1"><text:tab/><text:tab/><text:tab/>变量(实参)</text:span></text:p>
      <text:list xml:id="list82405632073000" text:continue-numbering="true" text:style-name="WWNum17">
        <text:list-item>
          <text:p text:style-name="P18"><text:span text:style-name="T1">说明：</text:span></text:p>
        </text:list-item>
      </text:list>
      <text:p text:style-name="P22"><text:span text:style-name="T1">-- 形参没有可以不填</text:span></text:p>
      <text:p text:style-name="P22"><text:soft-page-break/><text:span text:style-name="T1">-- 方法体只能有一条语句，且不支持赋值语句。</text:span></text:p>
      <text:h text:style-name="Heading_20_3" text:outline-level="3">内置高阶函数</text:h>
      <text:list xml:id="list3903003301" text:style-name="WWNum18">
        <text:list-item>
          <text:p text:style-name="P19"><text:span text:style-name="T1">map（函数，可迭代对象）：使用可迭代对象中的每个元素调用函数，将返回值作为新可迭代对象元素；返回值为新可迭代对象。</text:span></text:p>
        </text:list-item>
        <text:list-item>
          <text:p text:style-name="P19"><text:span text:style-name="T1">filter(函数，可迭代对象)：根据条件筛选可迭代对象中的元素，返回值为新可迭代对象。</text:span></text:p>
        </text:list-item>
        <text:list-item>
          <text:p text:style-name="P19"><text:span text:style-name="T1">sorted(可迭代对象，key = 函数,reverse = bool值)：排序，返回值为排序结果。</text:span></text:p>
        </text:list-item>
        <text:list-item>
          <text:p text:style-name="P19"><text:span text:style-name="T1">max(可迭代对象，key = 函数)：根据函数获取可迭代对象的最大值。</text:span></text:p>
        </text:list-item>
        <text:list-item>
          <text:p text:style-name="P19"><text:span text:style-name="T1">min(可迭代对象，key = 函数)：</text:span><text:bookmark text:name="_GoBack"/><text:span text:style-name="T1">根据函数获取可迭代对象的最小值。</text:span></text:p>
        </text:list-item>
      </text:list>
      <text:h text:style-name="Heading_20_2" text:outline-level="2">函数作为返回值</text:h>
      <text:p text:style-name="P22"><text:span text:style-name="T1">逻辑连续，当内部函数被调用时，不脱离当前的逻辑。</text:span></text:p>
      <text:h text:style-name="Heading_20_3" text:outline-level="3">闭包</text:h>
      <text:list xml:id="list2401676461" text:style-name="WWNum19">
        <text:list-item>
          <text:p text:style-name="P20"><text:span text:style-name="T1">三要素：</text:span></text:p>
        </text:list-item>
      </text:list>
      <text:p text:style-name="P22"><text:span text:style-name="T1">--</text:span><text:span text:style-name="T3"> 必须有一个内嵌函数。</text:span></text:p>
      <text:p text:style-name="P24"><text:span text:style-name="T4">-- </text:span><text:span text:style-name="T1">内嵌函数必须引用外部函数中变量。</text:span></text:p>
      <text:p text:style-name="P22"><text:span text:style-name="T1">-- </text:span><text:span text:style-name="T3">外部函数返回值必须是内嵌函数</text:span><text:span text:style-name="T1">。</text:span></text:p>
      <text:list xml:id="list82405272613023" text:continue-numbering="true" text:style-name="WWNum19">
        <text:list-item>
          <text:p text:style-name="P20"><text:span text:style-name="T1">语法</text:span></text:p>
        </text:list-item>
      </text:list>
      <text:p text:style-name="P55"><text:span text:style-name="T1">-- 定义：</text:span></text:p>
      <text:p text:style-name="P56"><text:span text:style-name="T1">def 外部函数名(参数):</text:span></text:p>
      <text:p text:style-name="P56"><text:span text:style-name="T1"><text:tab/><text:tab/>外部变量</text:span></text:p>
      <text:p text:style-name="P56"><text:span text:style-name="T1"><text:tab/><text:tab/>def 内部函数名(参数):</text:span></text:p>
      <text:p text:style-name="P56"><text:span text:style-name="T1"><text:tab/><text:tab/><text:tab/>使用外部变量</text:span></text:p>
      <text:p text:style-name="P56"><text:span text:style-name="T1"><text:tab/><text:tab/>return 内部函数名</text:span></text:p>
      <text:p text:style-name="P55"><text:span text:style-name="T1">-- 调用：</text:span></text:p>
      <text:p text:style-name="P55"><text:span text:style-name="T1"><text:tab/> <text:s text:c="2"/>变量 = 外部函数名(参数)</text:span></text:p>
      <text:p text:style-name="P55"><text:span text:style-name="T1"><text:tab/> <text:s text:c="2"/>变量(参数)</text:span></text:p>
      <text:list xml:id="list82406698779525" text:continue-numbering="true" text:style-name="WWNum19">
        <text:list-item>
          <text:p text:style-name="P20"><text:span text:style-name="T1">定义：在一个函数内部的函数,同时内部函数又引用了外部函数的变量。</text:span></text:p>
        </text:list-item>
        <text:list-item>
          <text:p text:style-name="P20"><text:span text:style-name="T1">本质：闭包是将内部函数和外部函数的执行环境绑定在一起的对象。</text:span></text:p>
        </text:list-item>
        <text:list-item>
          <text:p text:style-name="P20"><text:span text:style-name="T1">优点：内部函数可以使用外部变量。 </text:span></text:p>
        </text:list-item>
        <text:list-item>
          <text:p text:style-name="P20"><text:span text:style-name="T1">缺点：</text:span><text:span text:style-name="T3">外部变量一直存在于内存中，不会在调用结束后释放，占用内存。</text:span></text:p>
        </text:list-item>
        <text:list-item>
          <text:p text:style-name="P20"><text:span text:style-name="T1">作用：</text:span><text:span text:style-name="T3">实现python装饰器。</text:span></text:p>
        </text:list-item>
      </text:list>
      <text:h text:style-name="Heading_20_3" text:outline-level="3">函数装饰器<text:span text:style-name="md-expand"><text:span text:style-name="T12">decorators</text:span></text:span></text:h>
      <text:list xml:id="list3451562587" text:style-name="WWNum20">
        <text:list-item>
          <text:p text:style-name="P21"><text:soft-page-break/><text:span text:style-name="T1">定义：</text:span><text:span text:style-name="T3">在不改变原函数的调用以及内部代码情况下，为其添加新功能的函数</text:span><text:span text:style-name="T1">。</text:span></text:p>
        </text:list-item>
        <text:list-item>
          <text:p text:style-name="P21"><text:span text:style-name="T1">语法</text:span></text:p>
        </text:list-item>
      </text:list>
      <text:p text:style-name="P28"><text:span text:style-name="T1">def 函数装饰器名称(func):</text:span></text:p>
      <text:p text:style-name="P28"><text:span text:style-name="T1"><text:s text:c="4"/>def 内嵌函数(*args, **kwargs):</text:span></text:p>
      <text:p text:style-name="P28"><text:span text:style-name="T1"><text:s text:c="8"/>需要添加的新功能</text:span></text:p>
      <text:p text:style-name="P28"><text:span text:style-name="T1"><text:s text:c="8"/>return func(*args, **kwargs)</text:span></text:p>
      <text:p text:style-name="P25"><text:span text:style-name="T1">return wrapper</text:span></text:p>
      <text:p text:style-name="P26"/>
      <text:p text:style-name="P22"><text:span text:style-name="T1">@ 函数装饰器名称</text:span></text:p>
      <text:p text:style-name="P22"><text:span text:style-name="T1">def 原函数名称(参数):</text:span></text:p>
      <text:p text:style-name="P22"><text:span text:style-name="T1"><text:tab/><text:tab/>函数体</text:span></text:p>
      <text:p text:style-name="P23"/>
      <text:p text:style-name="P22"><text:span text:style-name="T1">原函数(参数)</text:span></text:p>
      <text:p text:style-name="P23"/>
      <text:list xml:id="list82406128552373" text:continue-numbering="true" text:style-name="WWNum20">
        <text:list-item>
          <text:p text:style-name="P21"><text:span text:style-name="T1">本质：</text:span><text:span text:style-name="T3">使用“@函数装饰器名称”修饰原函数，等同于创建与原函数名称相同的变量，关联内嵌函数；故调用原函数时执行内嵌函数。</text:span></text:p>
        </text:list-item>
      </text:list>
      <text:p text:style-name="P57"><text:span text:style-name="T1">原函数名称 = 函数装饰器名称（原函数名称）</text:span></text:p>
      <text:p text:style-name="P38"/>
      <text:list xml:id="list82405440249573" text:continue-numbering="true" text:style-name="WWNum20">
        <text:list-item>
          <text:p text:style-name="P21"><text:span text:style-name="T1">装饰器链：</text:span></text:p>
        </text:list-item>
      </text:list>
      <text:p text:style-name="P22"><text:span text:style-name="T3">一个函数可以被多个装饰器修饰，执行顺序为从近到远</text:span><text:span text:style-name="T1">。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fo:font-weight="bold" style:letter-kerning="false" style:font-name-asian="宋体1" style:font-family-asian="宋体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宋体1" style:font-family-complex="宋体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7.5pt" fo:font-weight="bold" style:letter-kerning="false" style:font-name-asian="宋体1" style:font-family-asian="宋体" style:font-family-generic-asian="system" style:font-pitch-asian="variable" style:font-size-asian="7.5pt" style:font-weight-asian="bold" style:font-name-complex="宋体1" style:font-family-complex="宋体" style:font-family-generic-complex="system" style:font-pitch-complex="variable" style:font-size-complex="7.5pt" style:font-weight-complex="bold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标题_20_2_20_Char" style:display-name="标题 2 Char" style:family="text" style:parent-style-name="Default_20_Paragraph_20_Font"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标题_20_3_20_Char" style:display-name="标题 3 Char" style:family="text" style:parent-style-name="Default_20_Paragraph_20_Font"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标题_20_4_20_Char" style:display-name="标题 4 Char" style:family="text" style:parent-style-name="Default_20_Paragraph_20_Font">
      <style:text-properties style:font-name="宋体" fo:font-family="宋体" style:font-family-generic="roman" style:font-pitch="variable" fo:font-size="12pt" fo:font-weight="bold" style:letter-kerning="false" style:font-name-asian="宋体1" style:font-family-asian="宋体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标题_20_5_20_Char" style:display-name="标题 5 Char" style:family="text" style:parent-style-name="Default_20_Paragraph_20_Font">
      <style:text-properties style:font-name="宋体" fo:font-family="宋体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宋体1" style:font-family-complex="宋体" style:font-family-generic-complex="system" style:font-pitch-complex="variable" style:font-size-complex="10pt" style:font-weight-complex="bold"/>
    </style:style>
    <style:style style:name="标题_20_6_20_Char" style:display-name="标题 6 Char" style:family="text" style:parent-style-name="Default_20_Paragraph_20_Font">
      <style:text-properties style:font-name="宋体" fo:font-family="宋体" style:font-family-generic="roman" style:font-pitch="variable" fo:font-size="7.5pt" fo:font-weight="bold" style:letter-kerning="false" style:font-name-asian="宋体1" style:font-family-asian="宋体" style:font-family-generic-asian="system" style:font-pitch-asian="variable" style:font-size-asian="7.5pt" style:font-weight-asian="bold" style:font-name-complex="宋体1" style:font-family-complex="宋体" style:font-family-generic-complex="system" style:font-pitch-complex="variable" style:font-size-complex="7.5pt" style:font-weight-complex="bold"/>
    </style:style>
    <style:style style:name="md-expand" style:family="text" style:parent-style-name="Default_20_Paragraph_20_Font"/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md-commen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d-linebreak" style:family="text" style:parent-style-name="Default_20_Paragraph_20_Font"/>
    <style:style style:name="md-linebreak-mark" style:family="text" style:parent-style-name="Default_20_Paragraph_20_Font"/>
    <style:style style:name="md-br" style:family="text" style:parent-style-name="Default_20_Paragraph_20_Font"/>
    <style:style style:name="md-link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333333" fo:font-size="10pt" fo:font-weight="bold" style:font-size-asian="10pt" style:font-name-complex="Helvetica1" style:font-family-complex="Helvetica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size-asian="10.5pt"/>
    </style:style>
    <style:style style:name="ListLabel_20_3" style:display-name="ListLabel 3" style:family="text">
      <style:text-properties fo:font-size="12pt" fo:font-weight="bold" style:font-size-asian="10.5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9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</meta:initial-creator>
    <meta:editing-cycles>509</meta:editing-cycles>
    <meta:creation-date>2019-03-10T02:20:00</meta:creation-date>
    <dc:date>2019-06-18T08:24:04.739702956</dc:date>
    <meta:editing-duration>P4DT23H11M50S</meta:editing-duration>
    <meta:generator>LibreOffice/6.0.7.3$Linux_X86_64 LibreOffice_project/00m0$Build-3</meta:generator>
    <meta:document-statistic meta:table-count="0" meta:image-count="0" meta:object-count="0" meta:page-count="10" meta:paragraph-count="258" meta:word-count="3072" meta:character-count="4600" meta:non-whitespace-character-count="419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